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training_exit">
        <table:table-row>
          <table:table-cell table:style-name="pd1" office:value-type="string" office:string-value="Run">
            <text:p>Run</text:p>
          </table:table-cell>
          <table:table-cell table:style-name="pd1" office:value-type="string" office:string-value="Generation">
            <text:p>Generation</text:p>
          </table:table-cell>
          <table:table-cell table:style-name="pd1" office:value-type="string" office:string-value="F">
            <text:p>F</text:p>
          </table:table-cell>
          <table:table-cell table:style-name="pd1" office:value-type="string" office:string-value="CR">
            <text:p>CR</text:p>
          </table:table-cell>
          <table:table-cell table:style-name="pd1" office:value-type="string" office:string-value="G">
            <text:p>G</text:p>
          </table:table-cell>
          <table:table-cell table:style-name="pd1" office:value-type="string" office:string-value="NP">
            <text:p>NP</text:p>
          </table:table-cell>
          <table:table-cell table:style-name="pd1" office:value-type="string" office:string-value="NPI">
            <text:p>NPI</text:p>
          </table:table-cell>
          <table:table-cell table:style-name="pd1" office:value-type="string" office:string-value="mutation_type">
            <text:p>mutation_type</text:p>
          </table:table-cell>
          <table:table-cell table:style-name="pd1" office:value-type="string" office:string-value="lowerF">
            <text:p>lowerF</text:p>
          </table:table-cell>
          <table:table-cell table:style-name="pd1" office:value-type="string" office:string-value="upperF">
            <text:p>upperF</text:p>
          </table:table-cell>
          <table:table-cell table:style-name="pd1" office:value-type="string" office:string-value="tol">
            <text:p>tol</text:p>
          </table:table-cell>
          <table:table-cell table:style-name="pd1" office:value-type="string" office:string-value="F_delta">
            <text:p>F_delta</text:p>
          </table:table-cell>
          <table:table-cell table:style-name="pd1" office:value-type="string" office:string-value="init">
            <text:p>init</text:p>
          </table:table-cell>
          <table:table-cell table:style-name="pd1" office:value-type="string" office:string-value="refine_param">
            <text:p>refine_param</text:p>
          </table:table-cell>
          <table:table-cell table:style-name="pd1" office:value-type="string" office:string-value="F_refine">
            <text:p>F_refine</text:p>
          </table:table-cell>
          <table:table-cell table:style-name="pd1" office:value-type="string" office:string-value="mutation_refine">
            <text:p>mutation_refine</text:p>
          </table:table-cell>
          <table:table-cell table:style-name="pd1" office:value-type="string" office:string-value="lowerCR">
            <text:p>lowerCR</text:p>
          </table:table-cell>
          <table:table-cell table:style-name="pd1" office:value-type="string" office:string-value="upperCR">
            <text:p>upperCR</text:p>
          </table:table-cell>
          <table:table-cell table:style-name="pd1" office:value-type="string" office:string-value="CR_refine">
            <text:p>CR_refine</text:p>
          </table:table-cell>
          <table:table-cell table:style-name="pd1" office:value-type="string" office:string-value="CR_delta">
            <text:p>CR_delta</text:p>
          </table:table-cell>
          <table:table-cell table:style-name="pd1" office:value-type="string" office:string-value="residual">
            <text:p>residual</text:p>
          </table:table-cell>
          <table:table-cell table:style-name="pd1" office:value-type="string" office:string-value="run_avg_residual">
            <text:p>run_avg_residual</text:p>
          </table:table-cell>
          <table:table-cell table:style-name="pd1" office:value-type="string" office:string-value="track_len">
            <text:p>track_len</text:p>
          </table:table-cell>
          <table:table-cell table:style-name="pd1" office:value-type="string" office:string-value="return_method">
            <text:p>return_method</text:p>
          </table:table-cell>
          <table:table-cell table:style-name="pd1" office:value-type="string" office:string-value="mutation_type_">
            <text:p>mutation_type_</text:p>
          </table:table-cell>
          <table:table-cell table:style-name="pd1" office:value-type="string" office:string-value="error_metric">
            <text:p>error_metric</text:p>
          </table:table-cell>
          <table:table-cell table:style-name="pd1" office:value-type="string" office:string-value="run_enh">
            <text:p>run_enh</text:p>
          </table:table-cell>
          <table:table-cell table:style-name="pd1" office:value-type="string" office:string-value="current">
            <text:p>current</text:p>
          </table:table-cell>
          <table:table-cell table:style-name="pd1" office:value-type="string" office:string-value="i_accept">
            <text:p>i_accept</text:p>
          </table:table-cell>
          <table:table-cell table:style-name="pd1" office:value-type="string" office:string-value="TrainMin">
            <text:p>TrainMin</text:p>
          </table:table-cell>
          <table:table-cell table:style-name="pd1" office:value-type="string" office:string-value="clustering_score">
            <text:p>clustering_score</text:p>
          </table:table-cell>
          <table:table-cell table:style-name="pd1" office:value-type="string" office:string-value="local_score">
            <text:p>local_score</text:p>
          </table:table-cell>
          <table:table-cell table:style-name="pd1" office:value-type="string" office:string-value="svd_value">
            <text:p>svd_value</text:p>
          </table:table-cell>
          <table:table-cell table:style-name="pd1" office:value-type="string" office:string-value="s_scalar_value">
            <text:p>s_scalar_value</text:p>
          </table:table-cell>
          <table:table-cell table:style-name="pd1" office:value-type="string" office:string-value="s_exp_value">
            <text:p>s_exp_value</text:p>
          </table:table-cell>
          <table:table-cell table:style-name="pd1" office:value-type="string" office:string-value="Exit">
            <text:p>Exit</text:p>
          </table:table-cell>
          <table:table-cell table:style-name="pd1" office:value-type="string" office:string-value="StagnationPerc">
            <text:p>StagnationPerc</text:p>
          </table:table-cell>
          <table:table-cell table:style-name="pd1" office:value-type="string" office:string-value="MeanStagLen">
            <text:p>MeanStagLen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3999">
            <text:p>3999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4000">
            <text:p>4000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string" office:string-value="random">
            <text:p>random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string" office:string-value="('latin', None, 10)">
            <text:p>('latin', None, 10)</text:p>
          </table:table-cell>
          <table:table-cell office:value-type="string" office:string-value="(10, 10, 10, True)">
            <text:p>(10, 10, 10, True)</text:p>
          </table:table-cell>
          <table:table-cell office:value-type="string" office:string-value="random">
            <text:p>random</text:p>
          </table:table-cell>
          <table:table-cell office:value-type="string" office:string-value="random">
            <text:p>random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string" office:string-value="random">
            <text:p>random</text:p>
          </table:table-cell>
          <table:table-cell office:value-type="float" office:value="0.1">
            <text:p>0.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">
            <text:p>2</text:p>
          </table:table-cell>
          <table:table-cell office:value-type="string" office:string-value="standard">
            <text:p>standard</text:p>
          </table:table-cell>
          <table:table-cell office:value-type="string" office:string-value="random">
            <text:p>random</text:p>
          </table:table-cell>
          <table:table-cell office:value-type="string" office:string-value="rmsle">
            <text:p>rmsle</text:p>
          </table:table-cell>
          <table:table-cell office:value-type="string" office:string-value="(True, True, True)">
            <text:p>(True, True, True)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.759890866880372e-20">
            <text:p>5.759890866880372e-20</text:p>
          </table:table-cell>
          <table:table-cell office:value-type="float" office:value="1000000.0">
            <text:p>1000000.0</text:p>
          </table:table-cell>
          <table:table-cell office:value-type="float" office:value="1000000.0">
            <text:p>1000000.0</text:p>
          </table:table-cell>
          <table:table-cell office:value-type="float" office:value="1000000.0">
            <text:p>1000000.0</text:p>
          </table:table-cell>
          <table:table-cell office:value-type="float" office:value="1000000.0">
            <text:p>1000000.0</text:p>
          </table:table-cell>
          <table:table-cell office:value-type="float" office:value="1000000.0">
            <text:p>1000000.0</text:p>
          </table:table-cell>
          <table:table-cell office:value-type="string" office:string-value="True">
            <text:p>True</text:p>
          </table:table-cell>
          <table:table-cell office:value-type="float" office:value="0.8015">
            <text:p>0.8015</text:p>
          </table:table-cell>
          <table:table-cell office:value-type="float" office:value="9.326530612244898">
            <text:p>9.326530612244898</text:p>
          </table:table-cell>
        </table:table-row>
      </table:table>
      <table:table table:name="model_data">
        <table:table-row>
          <table:table-cell table:style-name="pd1" office:value-type="string" office:string-value="Run">
            <text:p>Run</text:p>
          </table:table-cell>
          <table:table-cell table:style-name="pd1" office:value-type="string" office:string-value="Generation">
            <text:p>Generation</text:p>
          </table:table-cell>
          <table:table-cell table:style-name="pd1" office:value-type="string" office:string-value="F">
            <text:p>F</text:p>
          </table:table-cell>
          <table:table-cell table:style-name="pd1" office:value-type="string" office:string-value="CR">
            <text:p>CR</text:p>
          </table:table-cell>
          <table:table-cell table:style-name="pd1" office:value-type="string" office:string-value="G">
            <text:p>G</text:p>
          </table:table-cell>
          <table:table-cell table:style-name="pd1" office:value-type="string" office:string-value="NP">
            <text:p>NP</text:p>
          </table:table-cell>
          <table:table-cell table:style-name="pd1" office:value-type="string" office:string-value="NPI">
            <text:p>NPI</text:p>
          </table:table-cell>
          <table:table-cell table:style-name="pd1" office:value-type="string" office:string-value="mutation_type">
            <text:p>mutation_type</text:p>
          </table:table-cell>
          <table:table-cell table:style-name="pd1" office:value-type="string" office:string-value="lowerF">
            <text:p>lowerF</text:p>
          </table:table-cell>
          <table:table-cell table:style-name="pd1" office:value-type="string" office:string-value="upperF">
            <text:p>upperF</text:p>
          </table:table-cell>
          <table:table-cell table:style-name="pd1" office:value-type="string" office:string-value="tol">
            <text:p>tol</text:p>
          </table:table-cell>
          <table:table-cell table:style-name="pd1" office:value-type="string" office:string-value="F_delta">
            <text:p>F_delta</text:p>
          </table:table-cell>
          <table:table-cell table:style-name="pd1" office:value-type="string" office:string-value="init">
            <text:p>init</text:p>
          </table:table-cell>
          <table:table-cell table:style-name="pd1" office:value-type="string" office:string-value="refine_param">
            <text:p>refine_param</text:p>
          </table:table-cell>
          <table:table-cell table:style-name="pd1" office:value-type="string" office:string-value="F_refine">
            <text:p>F_refine</text:p>
          </table:table-cell>
          <table:table-cell table:style-name="pd1" office:value-type="string" office:string-value="mutation_refine">
            <text:p>mutation_refine</text:p>
          </table:table-cell>
          <table:table-cell table:style-name="pd1" office:value-type="string" office:string-value="lowerCR">
            <text:p>lowerCR</text:p>
          </table:table-cell>
          <table:table-cell table:style-name="pd1" office:value-type="string" office:string-value="upperCR">
            <text:p>upperCR</text:p>
          </table:table-cell>
          <table:table-cell table:style-name="pd1" office:value-type="string" office:string-value="CR_refine">
            <text:p>CR_refine</text:p>
          </table:table-cell>
          <table:table-cell table:style-name="pd1" office:value-type="string" office:string-value="CR_delta">
            <text:p>CR_delta</text:p>
          </table:table-cell>
          <table:table-cell table:style-name="pd1" office:value-type="string" office:string-value="residual">
            <text:p>residual</text:p>
          </table:table-cell>
          <table:table-cell table:style-name="pd1" office:value-type="string" office:string-value="run_avg_residual">
            <text:p>run_avg_residual</text:p>
          </table:table-cell>
          <table:table-cell table:style-name="pd1" office:value-type="string" office:string-value="track_len">
            <text:p>track_len</text:p>
          </table:table-cell>
          <table:table-cell table:style-name="pd1" office:value-type="string" office:string-value="return_method">
            <text:p>return_method</text:p>
          </table:table-cell>
          <table:table-cell table:style-name="pd1" office:value-type="string" office:string-value="mutation_type_">
            <text:p>mutation_type_</text:p>
          </table:table-cell>
          <table:table-cell table:style-name="pd1" office:value-type="string" office:string-value="error_metric">
            <text:p>error_metric</text:p>
          </table:table-cell>
          <table:table-cell table:style-name="pd1" office:value-type="string" office:string-value="run_enh">
            <text:p>run_enh</text:p>
          </table:table-cell>
          <table:table-cell table:style-name="pd1" office:value-type="string" office:string-value="current">
            <text:p>current</text:p>
          </table:table-cell>
          <table:table-cell table:style-name="pd1" office:value-type="string" office:string-value="i_accept">
            <text:p>i_accept</text:p>
          </table:table-cell>
          <table:table-cell table:style-name="pd1" office:value-type="string" office:string-value="TrainMin">
            <text:p>TrainMin</text:p>
          </table:table-cell>
          <table:table-cell table:style-name="pd1" office:value-type="string" office:string-value="clustering_score">
            <text:p>clustering_score</text:p>
          </table:table-cell>
          <table:table-cell table:style-name="pd1" office:value-type="string" office:string-value="local_score">
            <text:p>local_score</text:p>
          </table:table-cell>
          <table:table-cell table:style-name="pd1" office:value-type="string" office:string-value="svd_value">
            <text:p>svd_value</text:p>
          </table:table-cell>
          <table:table-cell table:style-name="pd1" office:value-type="string" office:string-value="s_scalar_value">
            <text:p>s_scalar_value</text:p>
          </table:table-cell>
          <table:table-cell table:style-name="pd1" office:value-type="string" office:string-value="s_exp_value">
            <text:p>s_exp_value</text:p>
          </table:table-cell>
          <table:table-cell table:style-name="pd1" office:value-type="string" office:string-value="Exit">
            <text:p>Exit</text:p>
          </table:table-cell>
          <table:table-cell table:style-name="pd1" office:value-type="string" office:string-value="StagnationPerc">
            <text:p>StagnationPerc</text:p>
          </table:table-cell>
          <table:table-cell table:style-name="pd1" office:value-type="string" office:string-value="MeanStagLen">
            <text:p>MeanStagLen</text:p>
          </table:table-cell>
          <table:table-cell table:style-name="pd1" office:value-type="string" office:string-value="c">
            <text:p>c</text:p>
          </table:table-cell>
          <table:table-cell table:style-name="pd1" office:value-type="string" office:string-value="Minimum">
            <text:p>Minimum</text:p>
          </table:table-cell>
          <table:table-cell table:style-name="pd1" office:value-type="string" office:string-value="Point">
            <text:p>Point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3999">
            <text:p>3999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4000">
            <text:p>4000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string" office:string-value="random">
            <text:p>random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string" office:string-value="('latin', None, 10)">
            <text:p>('latin', None, 10)</text:p>
          </table:table-cell>
          <table:table-cell office:value-type="string" office:string-value="(10, 10, 10, True)">
            <text:p>(10, 10, 10, True)</text:p>
          </table:table-cell>
          <table:table-cell office:value-type="string" office:string-value="random">
            <text:p>random</text:p>
          </table:table-cell>
          <table:table-cell office:value-type="string" office:string-value="random">
            <text:p>random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string" office:string-value="random">
            <text:p>random</text:p>
          </table:table-cell>
          <table:table-cell office:value-type="float" office:value="0.1">
            <text:p>0.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">
            <text:p>2</text:p>
          </table:table-cell>
          <table:table-cell office:value-type="string" office:string-value="standard">
            <text:p>standard</text:p>
          </table:table-cell>
          <table:table-cell office:value-type="string" office:string-value="random">
            <text:p>random</text:p>
          </table:table-cell>
          <table:table-cell office:value-type="string" office:string-value="rmsle">
            <text:p>rmsle</text:p>
          </table:table-cell>
          <table:table-cell office:value-type="string" office:string-value="(True, True, True)">
            <text:p>(True, True, True)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.759890866880372e-20">
            <text:p>5.759890866880372e-20</text:p>
          </table:table-cell>
          <table:table-cell office:value-type="float" office:value="1000000.0">
            <text:p>1000000.0</text:p>
          </table:table-cell>
          <table:table-cell office:value-type="float" office:value="1000000.0">
            <text:p>1000000.0</text:p>
          </table:table-cell>
          <table:table-cell office:value-type="float" office:value="1000000.0">
            <text:p>1000000.0</text:p>
          </table:table-cell>
          <table:table-cell office:value-type="float" office:value="1000000.0">
            <text:p>1000000.0</text:p>
          </table:table-cell>
          <table:table-cell office:value-type="float" office:value="1000000.0">
            <text:p>1000000.0</text:p>
          </table:table-cell>
          <table:table-cell office:value-type="string" office:string-value="True">
            <text:p>True</text:p>
          </table:table-cell>
          <table:table-cell office:value-type="float" office:value="0.8015">
            <text:p>0.8015</text:p>
          </table:table-cell>
          <table:table-cell office:value-type="float" office:value="9.326530612244898">
            <text:p>9.326530612244898</text:p>
          </table:table-cell>
          <table:table-cell office:value-type="string" office:string-value="1">
            <text:p>1</text:p>
          </table:table-cell>
          <table:table-cell office:value-type="float" office:value="5.759890866880372e-20">
            <text:p>5.759890866880372e-20</text:p>
          </table:table-cell>
          <table:table-cell office:value-type="string" office:string-value="[[1. 1. 1. 1. 1. 1. 1. 1. 1. 1.]]">
            <text:p>[[1. 1. 1. 1. 1. 1. 1. 1. 1. 1.]]</text:p>
          </table:table-cell>
        </table:table-row>
      </table:table>
      <table:table table:name="model_data_mean">
        <table:table-row>
          <table:table-cell/>
          <table:table-cell table:style-name="pd1" office:value-type="string" office:string-value="G_">
            <text:p>G_</text:p>
          </table:table-cell>
          <table:table-cell table:style-name="pd1" office:value-type="string" office:string-value="NP_">
            <text:p>NP_</text:p>
          </table:table-cell>
          <table:table-cell table:style-name="pd1" office:value-type="string" office:string-value="NPI_">
            <text:p>NPI_</text:p>
          </table:table-cell>
          <table:table-cell table:style-name="pd1" office:value-type="string" office:string-value="F_">
            <text:p>F_</text:p>
          </table:table-cell>
          <table:table-cell table:style-name="pd1" office:value-type="string" office:string-value="CR_">
            <text:p>CR_</text:p>
          </table:table-cell>
          <table:table-cell table:style-name="pd1" office:value-type="string" office:string-value="mutation_type_">
            <text:p>mutation_type_</text:p>
          </table:table-cell>
          <table:table-cell table:style-name="pd1" office:value-type="string" office:string-value="tol_">
            <text:p>tol_</text:p>
          </table:table-cell>
          <table:table-cell table:style-name="pd1" office:value-type="string" office:string-value="F_delta_">
            <text:p>F_delta_</text:p>
          </table:table-cell>
          <table:table-cell table:style-name="pd1" office:value-type="string" office:string-value="lowerF_">
            <text:p>lowerF_</text:p>
          </table:table-cell>
          <table:table-cell table:style-name="pd1" office:value-type="string" office:string-value="upperF_">
            <text:p>upperF_</text:p>
          </table:table-cell>
          <table:table-cell table:style-name="pd1" office:value-type="string" office:string-value="F_refine_">
            <text:p>F_refine_</text:p>
          </table:table-cell>
          <table:table-cell table:style-name="pd1" office:value-type="string" office:string-value="refine_param_">
            <text:p>refine_param_</text:p>
          </table:table-cell>
          <table:table-cell table:style-name="pd1" office:value-type="string" office:string-value="mutation_refine_">
            <text:p>mutation_refine_</text:p>
          </table:table-cell>
          <table:table-cell table:style-name="pd1" office:value-type="string" office:string-value="lowerCR_">
            <text:p>lowerCR_</text:p>
          </table:table-cell>
          <table:table-cell table:style-name="pd1" office:value-type="string" office:string-value="upperCR_">
            <text:p>upperCR_</text:p>
          </table:table-cell>
          <table:table-cell table:style-name="pd1" office:value-type="string" office:string-value="CR_refine_">
            <text:p>CR_refine_</text:p>
          </table:table-cell>
          <table:table-cell table:style-name="pd1" office:value-type="string" office:string-value="CR_delta_">
            <text:p>CR_delta_</text:p>
          </table:table-cell>
          <table:table-cell table:style-name="pd1" office:value-type="string" office:string-value="return_method_">
            <text:p>return_method_</text:p>
          </table:table-cell>
          <table:table-cell table:style-name="pd1" office:value-type="string" office:string-value="track_len_">
            <text:p>track_len_</text:p>
          </table:table-cell>
          <table:table-cell table:style-name="pd1" office:value-type="string" office:string-value="error_metric_">
            <text:p>error_metric_</text:p>
          </table:table-cell>
          <table:table-cell table:style-name="pd1" office:value-type="string" office:string-value="run_enh_">
            <text:p>run_enh_</text:p>
          </table:table-cell>
          <table:table-cell table:style-name="pd1" office:value-type="string" office:string-value="init_">
            <text:p>init_</text:p>
          </table:table-cell>
          <table:table-cell table:style-name="pd1" office:value-type="string" office:string-value="c_">
            <text:p>c_</text:p>
          </table:table-cell>
          <table:table-cell table:style-name="pd1" office:value-type="string" office:string-value="Minimum_mean">
            <text:p>Minimum_mean</text:p>
          </table:table-cell>
          <table:table-cell table:style-name="pd1" office:value-type="string" office:string-value="Minimum_count">
            <text:p>Minimum_count</text:p>
          </table:table-cell>
          <table:table-cell table:style-name="pd1" office:value-type="string" office:string-value="Minimum_min">
            <text:p>Minimum_min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float" office:value="4000">
            <text:p>4000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string" office:string-value="random">
            <text:p>random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string" office:string-value="random">
            <text:p>random</text:p>
          </table:table-cell>
          <table:table-cell office:value-type="string" office:string-value="(10, 10, 10, True)">
            <text:p>(10, 10, 10, True)</text:p>
          </table:table-cell>
          <table:table-cell office:value-type="string" office:string-value="random">
            <text:p>random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string" office:string-value="random">
            <text:p>random</text:p>
          </table:table-cell>
          <table:table-cell office:value-type="float" office:value="0.1">
            <text:p>0.1</text:p>
          </table:table-cell>
          <table:table-cell office:value-type="string" office:string-value="standard">
            <text:p>standard</text:p>
          </table:table-cell>
          <table:table-cell office:value-type="float" office:value="2">
            <text:p>2</text:p>
          </table:table-cell>
          <table:table-cell office:value-type="string" office:string-value="rmsle">
            <text:p>rmsle</text:p>
          </table:table-cell>
          <table:table-cell office:value-type="string" office:string-value="(True, True, True)">
            <text:p>(True, True, True)</text:p>
          </table:table-cell>
          <table:table-cell office:value-type="string" office:string-value="('latin', None, 10)">
            <text:p>('latin', None, 10)</text:p>
          </table:table-cell>
          <table:table-cell office:value-type="string" office:string-value="1">
            <text:p>1</text:p>
          </table:table-cell>
          <table:table-cell office:value-type="float" office:value="5.759890866880372e-20">
            <text:p>5.759890866880372e-20</text:p>
          </table:table-cell>
          <table:table-cell office:value-type="float" office:value="1">
            <text:p>1</text:p>
          </table:table-cell>
          <table:table-cell office:value-type="float" office:value="5.759890866880372e-20">
            <text:p>5.759890866880372e-20</text:p>
          </table:table-cell>
        </table:table-row>
      </table:table>
      <table:table table:name="model_data_mean_min">
        <table:table-row>
          <table:table-cell/>
          <table:table-cell table:style-name="pd1" office:value-type="string" office:string-value="G_">
            <text:p>G_</text:p>
          </table:table-cell>
          <table:table-cell table:style-name="pd1" office:value-type="string" office:string-value="NP_">
            <text:p>NP_</text:p>
          </table:table-cell>
          <table:table-cell table:style-name="pd1" office:value-type="string" office:string-value="NPI_">
            <text:p>NPI_</text:p>
          </table:table-cell>
          <table:table-cell table:style-name="pd1" office:value-type="string" office:string-value="F_">
            <text:p>F_</text:p>
          </table:table-cell>
          <table:table-cell table:style-name="pd1" office:value-type="string" office:string-value="CR_">
            <text:p>CR_</text:p>
          </table:table-cell>
          <table:table-cell table:style-name="pd1" office:value-type="string" office:string-value="mutation_type_">
            <text:p>mutation_type_</text:p>
          </table:table-cell>
          <table:table-cell table:style-name="pd1" office:value-type="string" office:string-value="tol_">
            <text:p>tol_</text:p>
          </table:table-cell>
          <table:table-cell table:style-name="pd1" office:value-type="string" office:string-value="F_delta_">
            <text:p>F_delta_</text:p>
          </table:table-cell>
          <table:table-cell table:style-name="pd1" office:value-type="string" office:string-value="lowerF_">
            <text:p>lowerF_</text:p>
          </table:table-cell>
          <table:table-cell table:style-name="pd1" office:value-type="string" office:string-value="upperF_">
            <text:p>upperF_</text:p>
          </table:table-cell>
          <table:table-cell table:style-name="pd1" office:value-type="string" office:string-value="F_refine_">
            <text:p>F_refine_</text:p>
          </table:table-cell>
          <table:table-cell table:style-name="pd1" office:value-type="string" office:string-value="refine_param_">
            <text:p>refine_param_</text:p>
          </table:table-cell>
          <table:table-cell table:style-name="pd1" office:value-type="string" office:string-value="mutation_refine_">
            <text:p>mutation_refine_</text:p>
          </table:table-cell>
          <table:table-cell table:style-name="pd1" office:value-type="string" office:string-value="lowerCR_">
            <text:p>lowerCR_</text:p>
          </table:table-cell>
          <table:table-cell table:style-name="pd1" office:value-type="string" office:string-value="upperCR_">
            <text:p>upperCR_</text:p>
          </table:table-cell>
          <table:table-cell table:style-name="pd1" office:value-type="string" office:string-value="CR_refine_">
            <text:p>CR_refine_</text:p>
          </table:table-cell>
          <table:table-cell table:style-name="pd1" office:value-type="string" office:string-value="CR_delta_">
            <text:p>CR_delta_</text:p>
          </table:table-cell>
          <table:table-cell table:style-name="pd1" office:value-type="string" office:string-value="return_method_">
            <text:p>return_method_</text:p>
          </table:table-cell>
          <table:table-cell table:style-name="pd1" office:value-type="string" office:string-value="track_len_">
            <text:p>track_len_</text:p>
          </table:table-cell>
          <table:table-cell table:style-name="pd1" office:value-type="string" office:string-value="error_metric_">
            <text:p>error_metric_</text:p>
          </table:table-cell>
          <table:table-cell table:style-name="pd1" office:value-type="string" office:string-value="run_enh_">
            <text:p>run_enh_</text:p>
          </table:table-cell>
          <table:table-cell table:style-name="pd1" office:value-type="string" office:string-value="init_">
            <text:p>init_</text:p>
          </table:table-cell>
          <table:table-cell table:style-name="pd1" office:value-type="string" office:string-value="c_">
            <text:p>c_</text:p>
          </table:table-cell>
          <table:table-cell table:style-name="pd1" office:value-type="string" office:string-value="Minimum_mean">
            <text:p>Minimum_mean</text:p>
          </table:table-cell>
          <table:table-cell table:style-name="pd1" office:value-type="string" office:string-value="Minimum_count">
            <text:p>Minimum_count</text:p>
          </table:table-cell>
          <table:table-cell table:style-name="pd1" office:value-type="string" office:string-value="Minimum_min">
            <text:p>Minimum_min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float" office:value="4000">
            <text:p>4000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string" office:string-value="random">
            <text:p>random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string" office:string-value="random">
            <text:p>random</text:p>
          </table:table-cell>
          <table:table-cell office:value-type="string" office:string-value="(10, 10, 10, True)">
            <text:p>(10, 10, 10, True)</text:p>
          </table:table-cell>
          <table:table-cell office:value-type="string" office:string-value="random">
            <text:p>random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string" office:string-value="random">
            <text:p>random</text:p>
          </table:table-cell>
          <table:table-cell office:value-type="float" office:value="0.1">
            <text:p>0.1</text:p>
          </table:table-cell>
          <table:table-cell office:value-type="string" office:string-value="standard">
            <text:p>standard</text:p>
          </table:table-cell>
          <table:table-cell office:value-type="float" office:value="2">
            <text:p>2</text:p>
          </table:table-cell>
          <table:table-cell office:value-type="string" office:string-value="rmsle">
            <text:p>rmsle</text:p>
          </table:table-cell>
          <table:table-cell office:value-type="string" office:string-value="(True, True, True)">
            <text:p>(True, True, True)</text:p>
          </table:table-cell>
          <table:table-cell office:value-type="string" office:string-value="('latin', None, 10)">
            <text:p>('latin', None, 10)</text:p>
          </table:table-cell>
          <table:table-cell office:value-type="string" office:string-value="1">
            <text:p>1</text:p>
          </table:table-cell>
          <table:table-cell office:value-type="float" office:value="5.759890866880372e-20">
            <text:p>5.759890866880372e-20</text:p>
          </table:table-cell>
          <table:table-cell office:value-type="float" office:value="1">
            <text:p>1</text:p>
          </table:table-cell>
          <table:table-cell office:value-type="float" office:value="5.759890866880372e-20">
            <text:p>5.759890866880372e-20</text:p>
          </table:table-cell>
        </table:table-row>
      </table:table>
      <table:table table:name="refine_count">
        <table:table-row>
          <table:table-cell table:style-name="pd1" office:value-type="string" office:string-value="Run">
            <text:p>Run</text:p>
          </table:table-cell>
          <table:table-cell table:style-name="pd1" office:value-type="string" office:string-value="NP">
            <text:p>NP</text:p>
          </table:table-cell>
          <table:table-cell table:style-name="pd1" office:value-type="string" office:string-value="ClusterCount">
            <text:p>ClusterCount</text:p>
          </table:table-cell>
          <table:table-cell table:style-name="pd1" office:value-type="string" office:string-value="LocalCount">
            <text:p>LocalCount</text:p>
          </table:table-cell>
          <table:table-cell table:style-name="pd1" office:value-type="string" office:string-value="n_SVD_Count">
            <text:p>n_SVD_Count</text:p>
          </table:table-cell>
          <table:table-cell table:style-name="pd1" office:value-type="string" office:string-value="scalar_SVD_Count">
            <text:p>scalar_SVD_Count</text:p>
          </table:table-cell>
          <table:table-cell table:style-name="pd1" office:value-type="string" office:string-value="exp_SVD_Count">
            <text:p>exp_SVD_Count</text:p>
          </table:table-cell>
        </table:table-row>
        <table:table-row>
          <table:table-cell table:style-name="pd1" office:value-type="float" office:value="0">
            <text:p/>
          </table:table-cell>
          <table:table-cell table:style-name="pd1" office:value-type="float" office:value="16">
            <text:p>16</text:p>
          </table:table-cell>
          <table:table-cell office:value-type="float" office:value="37.0">
            <text:p>37.0</text:p>
          </table:table-cell>
          <table:table-cell office:value-type="float" office:value="0.0">
            <text:p/>
          </table:table-cell>
          <table:table-cell office:value-type="float" office:value="43.0">
            <text:p>43.0</text:p>
          </table:table-cell>
          <table:table-cell office:value-type="float" office:value="48.0">
            <text:p>48.0</text:p>
          </table:table-cell>
          <table:table-cell office:value-type="float" office:value="0.0">
            <text:p/>
          </table:table-cell>
        </table:table-row>
      </table:table>
      <table:table table:name="test">
        <table:table-row>
          <table:table-cell/>
          <table:table-cell table:style-name="pd1" office:value-type="string" office:string-value="G_">
            <text:p>G_</text:p>
          </table:table-cell>
          <table:table-cell table:style-name="pd1" office:value-type="string" office:string-value="NP_">
            <text:p>NP_</text:p>
          </table:table-cell>
          <table:table-cell table:style-name="pd1" office:value-type="string" office:string-value="NPI_">
            <text:p>NPI_</text:p>
          </table:table-cell>
          <table:table-cell table:style-name="pd1" office:value-type="string" office:string-value="F_">
            <text:p>F_</text:p>
          </table:table-cell>
          <table:table-cell table:style-name="pd1" office:value-type="string" office:string-value="CR_">
            <text:p>CR_</text:p>
          </table:table-cell>
          <table:table-cell table:style-name="pd1" office:value-type="string" office:string-value="mutation_type_">
            <text:p>mutation_type_</text:p>
          </table:table-cell>
          <table:table-cell table:style-name="pd1" office:value-type="string" office:string-value="tol_">
            <text:p>tol_</text:p>
          </table:table-cell>
          <table:table-cell table:style-name="pd1" office:value-type="string" office:string-value="F_delta_">
            <text:p>F_delta_</text:p>
          </table:table-cell>
          <table:table-cell table:style-name="pd1" office:value-type="string" office:string-value="lowerF_">
            <text:p>lowerF_</text:p>
          </table:table-cell>
          <table:table-cell table:style-name="pd1" office:value-type="string" office:string-value="upperF_">
            <text:p>upperF_</text:p>
          </table:table-cell>
          <table:table-cell table:style-name="pd1" office:value-type="string" office:string-value="F_refine_">
            <text:p>F_refine_</text:p>
          </table:table-cell>
          <table:table-cell table:style-name="pd1" office:value-type="string" office:string-value="refine_param_">
            <text:p>refine_param_</text:p>
          </table:table-cell>
          <table:table-cell table:style-name="pd1" office:value-type="string" office:string-value="mutation_refine_">
            <text:p>mutation_refine_</text:p>
          </table:table-cell>
          <table:table-cell table:style-name="pd1" office:value-type="string" office:string-value="lowerCR_">
            <text:p>lowerCR_</text:p>
          </table:table-cell>
          <table:table-cell table:style-name="pd1" office:value-type="string" office:string-value="upperCR_">
            <text:p>upperCR_</text:p>
          </table:table-cell>
          <table:table-cell table:style-name="pd1" office:value-type="string" office:string-value="CR_refine_">
            <text:p>CR_refine_</text:p>
          </table:table-cell>
          <table:table-cell table:style-name="pd1" office:value-type="string" office:string-value="CR_delta_">
            <text:p>CR_delta_</text:p>
          </table:table-cell>
          <table:table-cell table:style-name="pd1" office:value-type="string" office:string-value="return_method_">
            <text:p>return_method_</text:p>
          </table:table-cell>
          <table:table-cell table:style-name="pd1" office:value-type="string" office:string-value="track_len_">
            <text:p>track_len_</text:p>
          </table:table-cell>
          <table:table-cell table:style-name="pd1" office:value-type="string" office:string-value="error_metric_">
            <text:p>error_metric_</text:p>
          </table:table-cell>
          <table:table-cell table:style-name="pd1" office:value-type="string" office:string-value="run_enh_">
            <text:p>run_enh_</text:p>
          </table:table-cell>
          <table:table-cell table:style-name="pd1" office:value-type="string" office:string-value="init_">
            <text:p>init_</text:p>
          </table:table-cell>
          <table:table-cell table:style-name="pd1" office:value-type="string" office:string-value="c_">
            <text:p>c_</text:p>
          </table:table-cell>
          <table:table-cell table:style-name="pd1" office:value-type="string" office:string-value="Run_">
            <text:p>Run_</text:p>
          </table:table-cell>
          <table:table-cell table:style-name="pd1" office:value-type="string" office:string-value="Minimum_mean">
            <text:p>Minimum_mean</text:p>
          </table:table-cell>
          <table:table-cell table:style-name="pd1" office:value-type="string" office:string-value="Minimum_count">
            <text:p>Minimum_count</text:p>
          </table:table-cell>
          <table:table-cell table:style-name="pd1" office:value-type="string" office:string-value="Minimum_min">
            <text:p>Minimum_min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float" office:value="4000">
            <text:p>4000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string" office:string-value="random">
            <text:p>random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string" office:string-value="random">
            <text:p>random</text:p>
          </table:table-cell>
          <table:table-cell office:value-type="string" office:string-value="(10, 10, 10, True)">
            <text:p>(10, 10, 10, True)</text:p>
          </table:table-cell>
          <table:table-cell office:value-type="string" office:string-value="random">
            <text:p>random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string" office:string-value="random">
            <text:p>random</text:p>
          </table:table-cell>
          <table:table-cell office:value-type="float" office:value="0.1">
            <text:p>0.1</text:p>
          </table:table-cell>
          <table:table-cell office:value-type="string" office:string-value="standard">
            <text:p>standard</text:p>
          </table:table-cell>
          <table:table-cell office:value-type="float" office:value="2">
            <text:p>2</text:p>
          </table:table-cell>
          <table:table-cell office:value-type="string" office:string-value="rmsle">
            <text:p>rmsle</text:p>
          </table:table-cell>
          <table:table-cell office:value-type="string" office:string-value="(True, True, True)">
            <text:p>(True, True, True)</text:p>
          </table:table-cell>
          <table:table-cell office:value-type="string" office:string-value="('latin', None, 10)">
            <text:p>('latin', None, 10)</text:p>
          </table:table-cell>
          <table:table-cell office:value-type="string" office:string-value="1">
            <text:p>1</text:p>
          </table:table-cell>
          <table:table-cell office:value-type="float" office:value="0">
            <text:p/>
          </table:table-cell>
          <table:table-cell office:value-type="float" office:value="5.759890866880372e-20">
            <text:p>5.759890866880372e-20</text:p>
          </table:table-cell>
          <table:table-cell office:value-type="float" office:value="1">
            <text:p>1</text:p>
          </table:table-cell>
          <table:table-cell office:value-type="float" office:value="5.759890866880372e-20">
            <text:p>5.759890866880372e-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